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ObjectReplacements/Object 6" manifest:media-type=""/>
  <manifest:file-entry manifest:full-path="ObjectReplacements/Object 5" manifest:media-type=""/>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5.9063in" fo:margin-left="0.0049in" fo:margin-top="0in" fo:margin-bottom="0in" table:align="left" style:writing-mode="page"/>
    </style:style>
    <style:style style:name="Table1.A" style:family="table-column">
      <style:table-column-properties style:column-width="0.4375in"/>
    </style:style>
    <style:style style:name="Table1.B" style:family="table-column">
      <style:table-column-properties style:column-width="3.1042in"/>
    </style:style>
    <style:style style:name="Table1.C" style:family="table-column">
      <style:table-column-properties style:column-width="0.9472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style:vertical-align="middle" fo:background-color="#b2b2b2" fo:padding-left="0.0049in" fo:padding-right="0.0049in" fo:padding-top="0in" fo:padding-bottom="0in" fo:border="0.75pt solid #666666">
        <style:background-image/>
      </style:table-cell-properties>
    </style:style>
    <style:style style:name="Table1.A2" style:family="table-cell">
      <style:table-cell-properties style:vertical-align="middle" fo:background-color="#ffffff" fo:padding-left="0.0049in" fo:padding-right="0.0049in" fo:padding-top="0in" fo:padding-bottom="0in" fo:border-left="0.75pt solid #666666" fo:border-right="none" fo:border-top="none" fo:border-bottom="0.75pt solid #666666">
        <style:background-image/>
      </style:table-cell-properties>
    </style:style>
    <style:style style:name="Table1.B2" style:family="table-cell">
      <style:table-cell-properties style:vertical-align="middle" fo:background-color="#ffffff" fo:padding-left="0.0049in" fo:padding-right="0.0049in" fo:padding-top="0in" fo:padding-bottom="0in" fo:border-left="0.75pt solid #666666" fo:border-right="0.75pt solid #666666" fo:border-top="none" fo:border-bottom="0.75pt solid #666666">
        <style:background-image/>
      </style:table-cell-properties>
    </style:style>
    <style:style style:name="Table1.A6" style:family="table-cell">
      <style:table-cell-properties style:vertical-align="middle" fo:background-color="#ffffff" fo:padding-left="0.0049in" fo:padding-right="0.0049in" fo:padding-top="0in" fo:padding-bottom="0in" fo:border="0.75pt solid #666666">
        <style:background-image/>
      </style:table-cell-properties>
    </style:style>
    <style:style style:name="Table1.A16" style:family="table-cell">
      <style:table-cell-properties style:vertical-align="middle" fo:background-color="#ffffff" fo:padding-left="0.0049in" fo:padding-right="0.0049in" fo:padding-top="0in" fo:padding-bottom="0in" fo:border-left="0.75pt solid #666666" fo:border-right="none" fo:border-top="none" fo:border-bottom="none">
        <style:background-image/>
      </style:table-cell-properties>
    </style:style>
    <style:style style:name="Table1.D16" style:family="table-cell">
      <style:table-cell-properties style:vertical-align="middle" fo:background-color="#ffffff" fo:padding-left="0.0049in" fo:padding-right="0.0049in" fo:padding-top="0in" fo:padding-bottom="0in" fo:border-left="0.75pt solid #666666" fo:border-right="0.75pt solid #666666" fo:border-top="none" fo:border-bottom="none">
        <style:background-image/>
      </style:table-cell-properties>
    </style:style>
    <style:style style:name="Table1.A18" style:family="table-cell">
      <style:table-cell-properties style:vertical-align="middle" fo:background-color="#ffffff" fo:padding-left="0.0049in" fo:padding-right="0.0049in" fo:padding-top="0in" fo:padding-bottom="0in" fo:border-left="0.75pt solid #666666" fo:border-right="none" fo:border-top="0.75pt solid #666666" fo:border-bottom="0.75pt solid #666666">
        <style:background-image/>
      </style:table-cell-properties>
    </style:style>
    <style:style style:name="P1" style:family="paragraph" style:parent-style-name="Figura">
      <style:paragraph-properties fo:text-align="center" style:justify-single-word="false"/>
      <style:text-properties fo:font-size="11pt" style:font-size-asian="11pt" style:font-size-complex="11pt"/>
    </style:style>
    <style:style style:name="P2" style:family="paragraph" style:parent-style-name="Figura">
      <style:paragraph-properties fo:margin-left="0in" fo:margin-right="0in" fo:text-align="center" style:justify-single-word="false" fo:text-indent="0in" style:auto-text-indent="false"/>
      <style:text-properties fo:font-size="11pt" style:font-size-asian="11pt" style:font-size-complex="11pt"/>
    </style:style>
    <style:style style:name="P3" style:family="paragraph" style:parent-style-name="Figura">
      <style:paragraph-properties fo:text-align="center" style:justify-single-word="false"/>
    </style:style>
    <style:style style:name="P4" style:family="paragraph" style:parent-style-name="Figura">
      <style:paragraph-properties fo:margin-left="0in" fo:margin-right="0in" fo:text-align="center" style:justify-single-word="false" fo:text-indent="0in" style:auto-text-indent="false"/>
    </style:style>
    <style:style style:name="P5" style:family="paragraph" style:parent-style-name="Heading_20_1" style:list-style-name="WWNum3">
      <style:paragraph-properties fo:margin-left="0in" fo:margin-right="0in" fo:text-indent="0.472in" style:auto-text-indent="false"/>
    </style:style>
    <style:style style:name="P6" style:family="paragraph" style:parent-style-name="Heading_20_1" style:list-style-name="WWNum3">
      <style:paragraph-properties fo:margin-left="0in" fo:margin-right="0in" fo:margin-top="0in" fo:margin-bottom="0.0835in" style:contextual-spacing="false" fo:text-indent="0.472in" style:auto-text-indent="false" fo:break-before="page"/>
    </style:style>
    <style:style style:name="P7" style:family="paragraph" style:parent-style-name="Heading_20_1" style:list-style-name="">
      <style:paragraph-properties fo:margin-left="0in" fo:margin-right="0in" fo:text-align="justify" style:justify-single-word="false" fo:orphans="2" fo:widows="2" fo:hyphenation-ladder-count="no-limit" fo:text-indent="0.472in" style:auto-text-indent="false" style:punctuation-wrap="simple"/>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Heading_20_1" style:list-style-name="WWNum2">
      <style:paragraph-properties fo:margin-left="0in" fo:margin-right="0in" fo:text-indent="0.472in" style:auto-text-indent="false"/>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fo:text-indent="0in"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margin-left="0in" fo:margin-right="0in" fo:text-indent="0in" style:auto-text-indent="false"/>
      <style:text-properties fo:font-size="11pt" style:font-size-asian="11pt" style:font-size-complex="11pt"/>
    </style:style>
    <style:style style:name="P16" style:family="paragraph" style:parent-style-name="Standard">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P17" style:family="paragraph" style:parent-style-name="Table_20_Contents">
      <style:paragraph-properties fo:line-height="200%" fo:text-align="center" style:justify-single-word="false"/>
    </style:style>
    <style:style style:name="P18" style:family="paragraph" style:parent-style-name="Table_20_Contents">
      <style:paragraph-properties fo:margin-left="0in" fo:margin-right="0in" fo:line-height="115%" fo:text-align="center" style:justify-single-word="false" fo:text-indent="0in" style:auto-text-indent="false"/>
    </style:style>
    <style:style style:name="P19" style:family="paragraph" style:parent-style-name="Table_20_Contents">
      <style:paragraph-properties fo:margin-left="0.3335in" fo:margin-right="0in" fo:line-height="115%" fo:text-align="start" style:justify-single-word="false" fo:text-indent="0in" style:auto-text-indent="false"/>
    </style:style>
    <style:style style:name="P20" style:family="paragraph" style:parent-style-name="Table_20_Contents">
      <style:paragraph-properties fo:margin-left="0in" fo:margin-right="0in" fo:text-indent="0in" style:auto-text-indent="false"/>
    </style:style>
    <style:style style:name="P21" style:family="paragraph" style:parent-style-name="Table_20_Contents">
      <style:paragraph-properties fo:margin-left="0.3335in" fo:margin-right="0in" fo:text-indent="0in" style:auto-text-indent="false"/>
    </style:style>
    <style:style style:name="P22" style:family="paragraph" style:parent-style-name="Text_20_body">
      <style:text-properties style:use-window-font-color="true" loext:opacity="0%" fo:font-size="14pt" fo:language="pt" fo:country="BR" fo:font-weight="bold" style:letter-kerning="true" style:font-name-asian="Noto Sans CJK SC" style:font-size-asian="14pt" style:language-asian="zh" style:country-asian="CN" style:font-weight-asian="bold" style:font-name-complex="Lohit Devanagari1" style:font-size-complex="18pt" style:language-complex="hi" style:country-complex="IN" style:font-weight-complex="bold"/>
    </style:style>
    <style:style style:name="P23" style:family="paragraph" style:parent-style-name="Text_20_body">
      <style:paragraph-properties fo:margin-left="0in" fo:margin-right="0in" fo:text-align="center" style:justify-single-word="false" fo:text-indent="0in" style:auto-text-indent="false"/>
    </style:style>
    <style:style style:name="P24" style:family="paragraph" style:parent-style-name="Text_20_body">
      <style:paragraph-properties fo:text-align="center" style:justify-single-word="false"/>
    </style:style>
    <style:style style:name="P25" style:family="paragraph" style:parent-style-name="Title">
      <style:paragraph-properties fo:margin-left="0in" fo:margin-right="0in" fo:margin-top="0.1665in" fo:margin-bottom="0.0835in" style:contextual-spacing="false" fo:line-height="100%" fo:text-align="center" style:justify-single-word="false" fo:text-indent="0in" style:auto-text-indent="false"/>
      <style:text-properties officeooo:paragraph-rsid="00067172"/>
    </style:style>
    <style:style style:name="P26" style:family="paragraph" style:parent-style-name="Title">
      <style:paragraph-properties fo:margin-left="0in" fo:margin-right="0in" fo:margin-top="0.1665in" fo:margin-bottom="0.0835in" style:contextual-spacing="false" fo:line-height="100%" fo:text-align="center" style:justify-single-word="false" fo:text-indent="0in" style:auto-text-indent="false" fo:break-before="auto" fo:break-after="auto"/>
      <style:text-properties fo:font-size="15pt" officeooo:rsid="00067172" officeooo:paragraph-rsid="00067172" style:font-size-asian="15pt" style:font-size-complex="15pt"/>
    </style:style>
    <style:style style:name="T1" style:family="text">
      <style:text-properties fo:font-size="15pt" style:font-size-asian="15pt" style:font-size-complex="15pt"/>
    </style:style>
    <style:style style:name="T2" style:family="text">
      <style:text-properties fo:font-size="10pt" fo:font-weight="bold" style:font-size-asian="10pt" style:font-weight-asian="bold" style:font-size-complex="10pt"/>
    </style:style>
    <style:style style:name="T3" style:family="text">
      <style:text-properties style:use-window-font-color="true" loext:opacity="0%" fo:font-size="10pt" fo:language="pt" fo:country="BR" fo:font-style="italic" style:letter-kerning="true" style:font-name-asian="Noto Serif CJK SC" style:font-size-asian="10pt" style:language-asian="zh" style:country-asian="CN" style:font-style-asian="italic" style:font-name-complex="Lohit Devanagari1" style:font-size-complex="10pt" style:language-complex="hi" style:country-complex="IN"/>
    </style:style>
    <style:style style:name="T4" style:family="text">
      <style:text-properties style:use-window-font-color="true" loext:opacity="0%" style:font-name="Liberation Serif" fo:font-size="10pt" fo:language="pt" fo:country="BR" fo:font-style="italic" style:letter-kerning="true" style:font-name-asian="Noto Serif CJK SC" style:font-size-asian="10pt" style:language-asian="zh" style:country-asian="CN" style:font-style-asian="italic" style:font-name-complex="Lohit Devanagari1" style:font-size-complex="10pt" style:language-complex="hi" style:country-complex="IN"/>
    </style:style>
    <style:style style:name="T5" style:family="text">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T6" style:family="text">
      <style:text-properties style:use-window-font-color="true" loext:opacity="0%" fo:font-size="12pt" fo:language="pt" fo:country="BR" fo:font-weight="bold" style:letter-kerning="true" style:font-name-asian="Noto Sans CJK SC" style:font-size-asian="12pt" style:language-asian="zh" style:country-asian="CN" style:font-weight-asian="bold" style:font-name-complex="Lohit Devanagari1" style:font-size-complex="12pt" style:language-complex="hi" style:country-complex="IN" style:font-weight-complex="bold"/>
    </style:style>
    <style:style style:name="T7" style:family="text">
      <style:text-properties style:use-window-font-color="true" loext:opacity="0%" fo:font-size="12pt" fo:language="pt" fo:country="BR" fo:font-style="italic"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8" style:family="text">
      <style:text-properties style:use-window-font-color="true" loext:opacity="0%" fo:font-size="11pt" fo:language="pt" fo:country="BR" fo:font-style="italic" style:letter-kerning="true" style:font-name-asian="Noto Serif CJK SC" style:font-size-asian="11pt" style:language-asian="zh" style:country-asian="CN" style:font-style-asian="italic" style:font-name-complex="Lohit Devanagari1" style:font-size-complex="11pt" style:language-complex="hi" style:country-complex="IN" style:font-style-complex="italic"/>
    </style:style>
    <style:style style:name="T9" style:family="text">
      <style:text-properties style:use-window-font-color="true" loext:opacity="0%" fo:font-size="11pt" fo:language="pt" fo:country="BR" style:letter-kerning="true" style:font-name-asian="Noto Serif CJK SC" style:font-size-asian="11pt" style:language-asian="zh" style:country-asian="CN" style:font-name-complex="Lohit Devanagari1" style:font-size-complex="11pt" style:language-complex="hi" style:country-complex="IN"/>
    </style:style>
    <style:style style:name="T10" style:family="text">
      <style:text-properties style:use-window-font-color="true" loext:opacity="0%" fo:font-size="14pt" fo:language="pt" fo:country="BR" fo:font-weight="bold" style:letter-kerning="true" style:font-name-asian="Noto Sans CJK SC" style:font-size-asian="14pt" style:language-asian="zh" style:country-asian="CN" style:font-weight-asian="bold" style:font-name-complex="Lohit Devanagari1" style:font-size-complex="18pt" style:language-complex="hi" style:country-complex="IN" style:font-weight-complex="bold"/>
    </style:style>
    <style:style style:name="T11" style:family="text">
      <style:text-properties fo:font-size="12pt" style:font-size-asian="12pt" style:font-size-complex="12pt"/>
    </style:style>
    <style:style style:name="T12" style:family="text">
      <style:text-properties fo:font-weight="bold" style:font-weight-asian="bold"/>
    </style:style>
    <style:style style:name="T13" style:family="text">
      <style:text-properties fo:font-size="11pt" style:font-size-asian="11pt" style:font-size-complex="11pt"/>
    </style:style>
    <style:style style:name="T14" style:family="text">
      <style:text-properties style:text-position="-5% 100%" fo:font-size="9.5pt" style:font-size-asian="9.5pt"/>
    </style:style>
    <style:style style:name="T15" style:family="text">
      <style:text-properties fo:color="#000000" loext:opacity="10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T16" style:family="text">
      <style:text-properties fo:color="#000000" loext:opacity="100%" style:text-outline="false" style:text-line-through-style="none" style:text-line-through-type="none" style:font-name="Liberation Sans" fo:font-size="10pt" fo:font-style="normal" fo:text-shadow="none" style:text-underline-style="none" fo:font-weight="bold" style:font-name-asian="Noto Serif CJK SC" style:font-size-asian="10pt" style:font-style-asian="normal" style:font-weight-asian="bold" style:font-name-complex="Lohit Devanagari1" style:font-size-complex="10pt" style:font-style-complex="normal" style:font-weight-complex="bold"/>
    </style:style>
    <style:style style:name="T17" style:family="text">
      <style:text-properties fo:color="#000000" loext:opacity="100%" style:text-outline="false" style:text-line-through-style="none" style:text-line-through-type="none" style:font-name="Liberation Sans" fo:font-size="10pt" fo:font-style="normal" fo:text-shadow="none" style:text-underline-style="none" fo:font-weight="normal" style:font-name-asian="Noto Serif CJK SC" style:font-size-asian="10pt" style:font-style-asian="normal" style:font-weight-asian="normal" style:font-name-complex="Lohit Devanagari1" style:font-size-complex="10pt" style:font-style-complex="normal" style:font-weight-complex="normal"/>
    </style:style>
    <style:style style:name="T18" style:family="text">
      <style:text-properties fo:color="#000000" loext:opacity="100%" style:text-outline="false" style:text-line-through-style="none" style:text-line-through-type="none" style:font-name="Liberation Sans" fo:font-size="10pt" fo:language="pt" fo:country="BR"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style>
    <style:style style:name="T19" style:family="text">
      <style:text-properties fo:color="#000000" loext:opacity="100%" style:text-outline="false" style:text-line-through-style="none" style:text-line-through-type="none" style:text-position="super 58%" style:font-name="Liberation Sans" fo:font-size="10pt" fo:font-style="normal" fo:text-shadow="none" style:text-underline-style="none" fo:font-weight="normal" style:font-name-asian="Noto Serif CJK SC" style:font-size-asian="10pt" style:font-style-asian="normal" style:font-weight-asian="normal" style:font-name-complex="Lohit Devanagari1" style:font-size-complex="10pt" style:font-style-complex="normal" style:font-weight-complex="normal"/>
    </style:style>
    <style:style style:name="T20" style:family="text">
      <style:text-properties fo:color="#000000" loext:opacity="100%" style:text-outline="false" style:text-line-through-style="none" style:text-line-through-type="none" style:text-position="sub 58%" style:font-name="Liberation Sans" fo:font-size="10pt" fo:font-style="normal" fo:text-shadow="none" style:text-underline-style="none" fo:font-weight="normal" style:font-name-asian="Noto Serif CJK SC" style:font-size-asian="10pt" style:font-style-asian="normal" style:font-weight-asian="normal" style:font-name-complex="Lohit Devanagari1" style:font-size-complex="10pt" style:font-style-complex="normal" style:font-weight-complex="normal"/>
    </style:style>
    <style:style style:name="T21" style:family="text">
      <style:text-properties fo:color="#000000" loext:opacity="100%" style:text-outline="false" style:text-line-through-style="none" style:text-line-through-type="none" style:text-position="-5% 100%" style:font-name="Liberation Sans" fo:font-size="10pt" fo:font-style="normal" fo:text-shadow="none" style:text-underline-style="none" fo:font-weight="normal" style:font-name-asian="Noto Serif CJK SC" style:font-size-asian="10pt" style:font-style-asian="normal" style:font-weight-asian="normal" style:font-name-complex="Lohit Devanagari1" style:font-size-complex="10pt" style:font-style-complex="normal" style:font-weight-complex="normal"/>
    </style:style>
    <style:style style:name="T22" style:family="text">
      <style:text-properties fo:color="#000000" loext:opacity="100%" style:text-outline="false" style:text-line-through-style="none" style:text-line-through-type="none" style:text-position="-5% 100%" style:font-name="Liberation Sans" fo:font-size="10pt" fo:language="pt" fo:country="BR"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style>
    <style:style style:name="T23" style:family="text">
      <style:text-properties fo:color="#000000" loext:opacity="100%" style:text-outline="false" style:text-line-through-style="none" style:text-line-through-type="none" style:text-position="15% 100%" style:font-name="Liberation Sans" fo:font-size="10pt" fo:language="pt" fo:country="BR"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style>
    <style:style style:name="T24" style:family="text">
      <style:text-properties style:text-position="-6% 100%" fo:font-size="8.5pt" style:font-size-asian="8.5pt"/>
    </style:style>
    <style:style style:name="T25" style:family="text">
      <style:text-properties officeooo:rsid="0008099f"/>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RABALHO DE FIM DE CURSO</text:p>
      <text:p text:style-name="P11"/>
      <text:p text:style-name="P25"><text:span text:style-name="T1">L2C - Soluções em Computação Científica</text:span></text:p>
      <text:p text:style-name="P24">Do Cálculo à Simulação Computacional - Fundamentos de Métodos Numéricos com Aplicaçõe<text:span text:style-name="T25">s</text:span></text:p>
      <text:p text:style-name="P24"/>
      <text:p text:style-name="P24">Professor:</text:p>
      <text:p text:style-name="P24">Rafael Gabler Gontijo</text:p>
      <text:p text:style-name="P24"/>
      <text:p text:style-name="P24">Aluno:</text:p>
      <text:p text:style-name="P24">Edgard Wiggers</text:p>
      <text:p text:style-name="P24"/>
      <text:list text:style-name="WWNum3">
        <text:list-item>
          <text:h text:style-name="P5" text:outline-level="1" loext:marker-style-name="T11"><text:span text:style-name="T11">Resumo</text:span></text:h>
        </text:list-item>
      </text:list>
      <text:p text:style-name="Standard"><text:span text:style-name="T5">Neste trabalho</text:span> pretende-se <text:span text:style-name="T5">fazer um estudo comparativo de</text:span> desempenho de transferência de calor em trocadores de calor tubulares, com diferentes geometrias, analisando-se somente uma pequena seção longitudinal dos mesmos. Detalhes construtivos tais como curvas, reduções, bocais de entrada e saída não serão levados em consideração.</text:p>
      <text:p text:style-name="Standard">O objetivo específico dessa abordagem é explorar o uso de condições de contorno periódicas, muito utilizadas em turbomáquinas, também em escoamentos longitudinais, ao longo de tubos. Desta maneira, pode-se avaliar se este recurso de fato pode ser utilizado para resolver o problema proposto.</text:p>
      <text:p text:style-name="Standard">De forma complementar, tendo em vista a característica principal desse trabalho, que é o uso de domínio geométrico reduzido, espera-se conseguir soluções válidas, usando-se malhas com número de elementos que possibilitem uso de modelos de turbulência da classe SRS.</text:p>
      <text:p text:style-name="Standard"/>
      <text:p text:style-name="P12"><text:span text:style-name="T12">Palavras-chave</text:span>: <text:span text:style-name="T5">CFD, pasteurizador tubular, geometria periódica, condições de contorno periódicas, turbulência, RANS.</text:span></text:p>
      <text:p text:style-name="P12"/>
      <text:p text:style-name="P12"/>
      <text:list text:continue-numbering="true" text:style-name="WWNum3">
        <text:list-item>
          <text:h text:style-name="P5" text:outline-level="1" loext:marker-style-name="T11"><text:span text:style-name="T11">Introdução</text:span><text:span text:style-name="T11"/></text:h>
        </text:list-item>
      </text:list>
      <text:p text:style-name="Standard">Trocadores de calor tubulares são largamente empregados na indústria alimentícia para tratamento térmico dos alimentos, em um processo comumente chamado de pasteurização, que visa garantir a segurança alimentar e aumentar a vida de prateleira dos alimentos.</text:p>
      <text:p text:style-name="P12"><text:soft-page-break/>Existem muitas variantes construtivas do equipamento que genericamente se chama de pasteurizador, dependendo basicamente do tipo de produto a ser processado e da capacidade de vazão do equipamento.</text:p>
      <text:p text:style-name="P12">A figura 1 mostra uma configuração bastante usual de construção de um pasteurizador. Nesta foto podemos ver um pasteurizador tubular, montado em skid, com os grampos fixados em montantes verticais. Descrevendo de maneira simplificada, um grampo é composto por dois trechos retos de tubo, ligados por uma curva 180° em um lado, de tal forma que a sua entrada fica do mesmo lado da saída, conforme pode ser observado na figura 2.</text:p>
      <text:p text:style-name="P12"/>
      <text:p text:style-name="P12"/>
      <text:list text:continue-numbering="true" text:style-name="WWNum3">
        <text:list-item>
          <text:h text:style-name="P5" text:outline-level="1" loext:marker-style-name="T11"><text:span text:style-name="T11">1 – O</text:span><text:span text:style-name="T6">bjetivos do Trabalho</text:span></text:h>
        </text:list-item>
      </text:list>
      <text:p text:style-name="Standard">A maximização da transferência de calor em superfícies de troca térmica é naturalmente abordada trabalhando-se sua geometria, com o objetivo de aumentar a área de contato entre o fluido quente e o fluido frio. Neste ponto, surge um aspecto de alta relevância que deve ser levado em consideração no projeto de equipamentos para a indústria alimentícia, que é a necessidade de assepsia das superfícies que ficam em contato com o alimento que está sendo processado. Via de regra, não se pode utilizar os recursos geométricos normalmente utilizados em equipamentos de outras aplicações industriais, pois estes não possibilitam a limpeza adequada. </text:p>
      <text:p text:style-name="P12"><text:span text:style-name="T5">Com o exposto acima, pode-se inferir a importância de análises usando técnicas <text:s/>CFD para avaliar o desempenho de diferentes propostas de projeto de pasteurizadores tubulares para a indústria de alimentos.</text:span></text:p>
      <text:p text:style-name="Standard"><text:span text:style-name="T5">Desta forma, o objetivo principal</text:span> deste trabalho é o uso de simulação numérica para realizar uma comparação quantitativa entre o desempenho de transferência de calor <text:s/>de dois trocadores de calor confeccionados com diferentes geometrias, conforme mostrado na figura 4.</text:p>
      <text:p text:style-name="Standard"><text:span text:style-name="T5">As </text:span>figuras abaixo mostram uma pequena seção longitudinal, com corte transversal do grampo, onde estão destacadas as duas formas construtivas que se deseja comparar. Nota-se que o caso da figura 4-A utiliza um tubo interno com parede lisa para a construção do trocador de calor. O caso da figura 4-B ilustra outra solução construtiva, usando um tubo com entalhe helicoidal na parede, que será chamado de tubo corrugado. </text:p>
      <text:p text:style-name="Standard"/>
      <text:p text:style-name="Standard"/>
      <text:p text:style-name="Standard"/>
      <text:p text:style-name="Standard">O valor para o coeficiente de convecção interna (h<text:span text:style-name="T24">i</text:span>) pode ser obtido através da equação de Dittus-Boelter, transcrita abaixo a partir da <text:span text:style-name="T15">referência bibliográfica 1,</text:span> que foi validada experimentalmente dentro dos limites explicitados abaixo:</text:p>
      <text:p text:style-name="Standard"/>
      <text:p text:style-name="Standard"/>
      <text:p text:style-name="Standard"/>
      <text:p text:style-name="Standard">Neste ponto, já é possível determinar todas as propriedades do fluido e do escoamento que serão utilizadas para a configuração do caso de simulação. O pasteurizador usado como caso de estudo neste trabalho, aquece o fluido produto entre as temperaturas de 75 e 95°C. Como procedimento padrão nos cálculos analíticos, as propriedades do fluido são <text:soft-page-break/>determinadas na temperatura média do sistema, ou seja, 85°C. Para facilitar a consulta, lista-se todas abaixo:</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7" loext:marker-style-name="T16"><text:span text:style-name="T16">Propriedades da água (85°C)</text:span></text:p>
          </table:table-cell>
          <table:covered-table-cell/>
          <table:table-cell table:style-name="Table1.A1" office:value-type="string">
            <text:p text:style-name="P17" loext:marker-style-name="T16"><text:span text:style-name="T16">Valor</text:span></text:p>
          </table:table-cell>
          <table:table-cell table:style-name="Table1.A1" office:value-type="string">
            <text:p text:style-name="P17" loext:marker-style-name="T16"><text:span text:style-name="T16">Unidade</text:span></text:p>
          </table:table-cell>
        </table:table-row>
        <table:table-row table:style-name="Table1.1">
          <table:table-cell table:style-name="Table1.A2" office:value-type="string">
            <text:p text:style-name="P18" loext:marker-style-name="T17"><text:span text:style-name="T17">ρ</text:span></text:p>
          </table:table-cell>
          <table:table-cell table:style-name="Table1.B2" office:value-type="string">
            <text:p text:style-name="P19" loext:marker-style-name="T17"><text:span text:style-name="T17">Densidade da água</text:span></text:p>
          </table:table-cell>
          <table:table-cell table:style-name="Table1.B2" office:value-type="string">
            <text:p text:style-name="P18" loext:marker-style-name="T17"><text:span text:style-name="T17">968,10</text:span></text:p>
          </table:table-cell>
          <table:table-cell table:style-name="Table1.B2" office:value-type="string">
            <text:p text:style-name="P18" loext:marker-style-name="T17"><text:span text:style-name="T17">kg/m</text:span><text:span text:style-name="T19">3</text:span></text:p>
          </table:table-cell>
        </table:table-row>
        <table:table-row table:style-name="Table1.1">
          <table:table-cell table:style-name="Table1.A2" office:value-type="string">
            <text:p text:style-name="P18" loext:marker-style-name="T17"><text:span text:style-name="T17">μ</text:span></text:p>
          </table:table-cell>
          <table:table-cell table:style-name="Table1.B2" office:value-type="string">
            <text:p text:style-name="P19"><text:span text:style-name="T17">viscosidade dinâmica da água</text:span></text:p>
          </table:table-cell>
          <table:table-cell table:style-name="Table1.B2" office:value-type="string">
            <text:p text:style-name="P18" loext:marker-style-name="T17"><text:span text:style-name="T17">3,33E-04</text:span></text:p>
          </table:table-cell>
          <table:table-cell table:style-name="Table1.B2" office:value-type="string">
            <text:p text:style-name="P18" loext:marker-style-name="T17"><text:span text:style-name="T17">kg/m.s ou Pa.s</text:span></text:p>
          </table:table-cell>
        </table:table-row>
        <table:table-row table:style-name="Table1.1">
          <table:table-cell table:style-name="Table1.A2" office:value-type="string">
            <text:p text:style-name="P18" loext:marker-style-name="T17"><text:span text:style-name="T17">ν</text:span></text:p>
          </table:table-cell>
          <table:table-cell table:style-name="Table1.B2" office:value-type="string">
            <text:p text:style-name="P19" loext:marker-style-name="T17"><text:span text:style-name="T17">viscosidade cinemática da água</text:span></text:p>
          </table:table-cell>
          <table:table-cell table:style-name="Table1.B2" office:value-type="string">
            <text:p text:style-name="P18" loext:marker-style-name="T17"><text:span text:style-name="T17">3,44E-07</text:span></text:p>
          </table:table-cell>
          <table:table-cell table:style-name="Table1.B2" office:value-type="string">
            <text:p text:style-name="P18" loext:marker-style-name="T17"><text:span text:style-name="T17">m</text:span><text:span text:style-name="T19">2</text:span><text:span text:style-name="T17">/s</text:span><text:span text:style-name="T19">2</text:span></text:p>
          </table:table-cell>
        </table:table-row>
        <table:table-row table:style-name="Table1.1">
          <table:table-cell table:style-name="Table1.A2" office:value-type="string">
            <text:p text:style-name="P18" loext:marker-style-name="T17"><text:span text:style-name="T17">c</text:span><text:span text:style-name="T20">p</text:span></text:p>
          </table:table-cell>
          <table:table-cell table:style-name="Table1.B2" office:value-type="string">
            <text:p text:style-name="P19" loext:marker-style-name="T17"><text:span text:style-name="T17">calor específico pressão constante da água</text:span></text:p>
          </table:table-cell>
          <table:table-cell table:style-name="Table1.B2" office:value-type="string">
            <text:p text:style-name="P18" loext:marker-style-name="T17"><text:span text:style-name="T17">4.206</text:span></text:p>
          </table:table-cell>
          <table:table-cell table:style-name="Table1.B2" office:value-type="string">
            <text:p text:style-name="P18" loext:marker-style-name="T17"><text:span text:style-name="T17">J/kg.K</text:span></text:p>
          </table:table-cell>
        </table:table-row>
        <table:table-row table:style-name="Table1.1">
          <table:table-cell table:style-name="Table1.A6" office:value-type="string">
            <text:p text:style-name="P18" loext:marker-style-name="T17"><text:span text:style-name="T17">k</text:span></text:p>
          </table:table-cell>
          <table:table-cell table:style-name="Table1.A6" office:value-type="string">
            <text:p text:style-name="P19" loext:marker-style-name="T17"><text:span text:style-name="T17">condutividade térmica água</text:span></text:p>
          </table:table-cell>
          <table:table-cell table:style-name="Table1.A6" office:value-type="string">
            <text:p text:style-name="P18" loext:marker-style-name="T17"><text:span text:style-name="T17">0,67</text:span></text:p>
          </table:table-cell>
          <table:table-cell table:style-name="Table1.A6" office:value-type="string">
            <text:p text:style-name="P18" loext:marker-style-name="T17"><text:span text:style-name="T17">W/m.K</text:span></text:p>
          </table:table-cell>
        </table:table-row>
        <table:table-row table:style-name="Table1.1">
          <table:table-cell table:style-name="Table1.A2" office:value-type="string">
            <text:p text:style-name="P18" loext:marker-style-name="T17"><text:span text:style-name="T17">k</text:span><text:span text:style-name="T21">s</text:span></text:p>
          </table:table-cell>
          <table:table-cell table:style-name="Table1.B2" office:value-type="string">
            <text:p text:style-name="P19" loext:marker-style-name="T17"><text:span text:style-name="T17">condutividade térmica do aço</text:span></text:p>
          </table:table-cell>
          <table:table-cell table:style-name="Table1.B2" office:value-type="string">
            <text:p text:style-name="P18" loext:marker-style-name="T17"><text:span text:style-name="T17">16,27</text:span></text:p>
          </table:table-cell>
          <table:table-cell table:style-name="Table1.B2" office:value-type="string">
            <text:p text:style-name="P18" loext:marker-style-name="T17"><text:span text:style-name="T17">W/m.K</text:span></text:p>
          </table:table-cell>
        </table:table-row>
        <table:table-row table:style-name="Table1.1">
          <table:table-cell table:style-name="Table1.A2" office:value-type="string">
            <text:p text:style-name="P18" loext:marker-style-name="T17"><text:span text:style-name="T17">α</text:span></text:p>
          </table:table-cell>
          <table:table-cell table:style-name="Table1.B2" office:value-type="string">
            <text:p text:style-name="P19" loext:marker-style-name="T17"><text:span text:style-name="T17">coeficiente de difusão térmica da água</text:span></text:p>
          </table:table-cell>
          <table:table-cell table:style-name="Table1.B2" office:value-type="string">
            <text:p text:style-name="P18" loext:marker-style-name="T17"><text:span text:style-name="T17">1,70E-07</text:span></text:p>
          </table:table-cell>
          <table:table-cell table:style-name="Table1.B2" office:value-type="string">
            <text:p text:style-name="P18" loext:marker-style-name="T17"><text:span text:style-name="T17">-</text:span></text:p>
          </table:table-cell>
        </table:table-row>
        <table:table-row table:style-name="Table1.1">
          <table:table-cell table:style-name="Table1.A2" office:value-type="string">
            <text:p text:style-name="P18" loext:marker-style-name="T17"><text:span text:style-name="T17">Pr</text:span></text:p>
          </table:table-cell>
          <table:table-cell table:style-name="Table1.A6" office:value-type="string">
            <text:p text:style-name="P19" loext:marker-style-name="T17"><text:span text:style-name="T17">número de Prandtl da água</text:span></text:p>
          </table:table-cell>
          <table:table-cell table:style-name="Table1.B2" office:value-type="string">
            <text:p text:style-name="P18" loext:marker-style-name="T17"><text:span text:style-name="T17">2,0811263</text:span></text:p>
          </table:table-cell>
          <table:table-cell table:style-name="Table1.B2" office:value-type="string">
            <text:p text:style-name="P18" loext:marker-style-name="T17"><text:span text:style-name="T17">-</text:span></text:p>
          </table:table-cell>
        </table:table-row>
        <table:table-row table:style-name="Table1.1">
          <table:table-cell table:style-name="Table1.A1" table:number-columns-spanned="2" office:value-type="string">
            <text:p text:style-name="P17" loext:marker-style-name="T16"><text:span text:style-name="T16">Propriedades do escoamento (85°C)</text:span></text:p>
          </table:table-cell>
          <table:covered-table-cell/>
          <table:table-cell table:style-name="Table1.A1" office:value-type="string">
            <text:p text:style-name="P17" loext:marker-style-name="T16"><text:span text:style-name="T16">Valor</text:span></text:p>
          </table:table-cell>
          <table:table-cell table:style-name="Table1.A1" office:value-type="string">
            <text:p text:style-name="P17" loext:marker-style-name="T16"><text:span text:style-name="T16">Unidade</text:span></text:p>
          </table:table-cell>
        </table:table-row>
        <table:table-row table:style-name="Table1.1">
          <table:table-cell table:style-name="Table1.A2" office:value-type="string">
            <text:p text:style-name="P18" loext:marker-style-name="T17"><text:span text:style-name="T17">D</text:span><text:span text:style-name="T20">h</text:span></text:p>
          </table:table-cell>
          <table:table-cell table:style-name="Table1.B2" office:value-type="string">
            <text:p text:style-name="P19" loext:marker-style-name="T17"><text:span text:style-name="T17">diâmetro hidráulico</text:span></text:p>
          </table:table-cell>
          <table:table-cell table:style-name="Table1.B2" office:value-type="string">
            <text:p text:style-name="P18" loext:marker-style-name="T17"><text:span text:style-name="T17">0,01</text:span></text:p>
          </table:table-cell>
          <table:table-cell table:style-name="Table1.B2" office:value-type="string">
            <text:p text:style-name="P18" loext:marker-style-name="T17"><text:span text:style-name="T17">m</text:span></text:p>
          </table:table-cell>
        </table:table-row>
        <table:table-row table:style-name="Table1.1">
          <table:table-cell table:style-name="Table1.A2" office:value-type="string">
            <text:p text:style-name="P18" loext:marker-style-name="T17"><text:span text:style-name="T17">A</text:span></text:p>
          </table:table-cell>
          <table:table-cell table:style-name="Table1.B2" office:value-type="string">
            <text:p text:style-name="P19" loext:marker-style-name="T17"><text:span text:style-name="T17">área da seção transversal molhada</text:span></text:p>
          </table:table-cell>
          <table:table-cell table:style-name="Table1.B2" office:value-type="string">
            <text:p text:style-name="P18" loext:marker-style-name="T17"><text:span text:style-name="T17">78,50E-06</text:span></text:p>
          </table:table-cell>
          <table:table-cell table:style-name="Table1.B2" office:value-type="string">
            <text:p text:style-name="P18" loext:marker-style-name="T17"><text:span text:style-name="T17">m</text:span><text:span text:style-name="T19">2</text:span></text:p>
          </table:table-cell>
        </table:table-row>
        <table:table-row table:style-name="Table1.1">
          <table:table-cell table:style-name="Table1.B2" office:value-type="string">
            <text:p text:style-name="P18" loext:marker-style-name="T17"><text:span text:style-name="T17">t</text:span></text:p>
          </table:table-cell>
          <table:table-cell table:style-name="Table1.B2" office:value-type="string">
            <text:p text:style-name="P19" loext:marker-style-name="T17"><text:span text:style-name="T17">espessura da parede do tubo</text:span></text:p>
          </table:table-cell>
          <table:table-cell table:style-name="Table1.B2" office:value-type="string">
            <text:p text:style-name="P18" loext:marker-style-name="T17"><text:span text:style-name="T17">0,0015</text:span></text:p>
          </table:table-cell>
          <table:table-cell table:style-name="Table1.B2" office:value-type="string">
            <text:p text:style-name="P18" loext:marker-style-name="T17"><text:span text:style-name="T17">m</text:span></text:p>
          </table:table-cell>
        </table:table-row>
        <table:table-row table:style-name="Table1.1">
          <table:table-cell table:style-name="Table1.B2" office:value-type="string">
            <text:p text:style-name="P18" loext:marker-style-name="T17"><draw:frame draw:style-name="fr1" draw:name="Object7" text:anchor-type="as-char" svg:width="0.1256in" svg:height="0.1854in" draw:z-index="4"><draw:object xlink:href="./Object 5" xlink:type="simple" xlink:show="embed" xlink:actuate="onLoad"/><draw:image xlink:href="./ObjectReplacements/Object 5" xlink:type="simple" xlink:show="embed" xlink:actuate="onLoad"/></draw:frame></text:p>
          </table:table-cell>
          <table:table-cell table:style-name="Table1.B2" office:value-type="string">
            <text:p text:style-name="P19" loext:marker-style-name="T17"><text:span text:style-name="T17">vazão mássica</text:span></text:p>
          </table:table-cell>
          <table:table-cell table:style-name="Table1.B2" office:value-type="string">
            <text:p text:style-name="P18" loext:marker-style-name="T17"><text:span text:style-name="T17">0,1386</text:span></text:p>
          </table:table-cell>
          <table:table-cell table:style-name="Table1.B2" office:value-type="string">
            <text:p text:style-name="P18" loext:marker-style-name="T17"><text:span text:style-name="T17">kg/s</text:span></text:p>
          </table:table-cell>
        </table:table-row>
        <table:table-row table:style-name="Table1.1">
          <table:table-cell table:style-name="Table1.A2" office:value-type="string">
            <text:p text:style-name="P18" loext:marker-style-name="T17"><text:span text:style-name="T17">V</text:span><text:span text:style-name="T20">in</text:span></text:p>
          </table:table-cell>
          <table:table-cell table:style-name="Table1.B2" office:value-type="string">
            <text:p text:style-name="P19" loext:marker-style-name="T17"><text:span text:style-name="T17">velocidade média de entrada</text:span></text:p>
          </table:table-cell>
          <table:table-cell table:style-name="Table1.B2" office:value-type="string">
            <text:p text:style-name="P18" loext:marker-style-name="T17"><text:span text:style-name="T17">1,8281</text:span></text:p>
          </table:table-cell>
          <table:table-cell table:style-name="Table1.B2" office:value-type="string">
            <text:p text:style-name="P18" loext:marker-style-name="T17"><text:span text:style-name="T17">m/s</text:span></text:p>
          </table:table-cell>
        </table:table-row>
        <table:table-row table:style-name="Table1.1">
          <table:table-cell table:style-name="Table1.A16" office:value-type="string">
            <text:p text:style-name="P18" loext:marker-style-name="T18"><text:span text:style-name="T18">h</text:span><text:span text:style-name="T22">e</text:span></text:p>
          </table:table-cell>
          <table:table-cell table:style-name="Table1.A16" office:value-type="string">
            <text:p text:style-name="P20" loext:marker-style-name="T18"><text:span text:style-name="T18"><text:s text:c="9"/>coeficiente de convecção externo</text:span></text:p>
          </table:table-cell>
          <table:table-cell table:style-name="Table1.A16" office:value-type="string">
            <text:p text:style-name="P18" loext:marker-style-name="T18"><text:span text:style-name="T18">20.000</text:span></text:p>
          </table:table-cell>
          <table:table-cell table:style-name="Table1.D16" office:value-type="string">
            <text:p text:style-name="P18" loext:marker-style-name="T18"><text:span text:style-name="T18">W/m</text:span><text:span text:style-name="T23">2</text:span><text:span text:style-name="T18">.K</text:span></text:p>
          </table:table-cell>
        </table:table-row>
        <table:table-row table:style-name="Table1.1">
          <table:table-cell table:style-name="Table1.A2" office:value-type="string">
            <text:p text:style-name="P18" loext:marker-style-name="T18"><text:span text:style-name="T18">Re</text:span></text:p>
          </table:table-cell>
          <table:table-cell table:style-name="Table1.A2" office:value-type="string">
            <text:p text:style-name="P19" loext:marker-style-name="T18"><text:span text:style-name="T18">número de Reynolds</text:span></text:p>
          </table:table-cell>
          <table:table-cell table:style-name="Table1.A2" office:value-type="string">
            <text:p text:style-name="P18" loext:marker-style-name="T18"><text:span text:style-name="T18">52.994</text:span></text:p>
          </table:table-cell>
          <table:table-cell table:style-name="Table1.B2" office:value-type="string">
            <text:p text:style-name="P18" loext:marker-style-name="T18"><text:span text:style-name="T18">-</text:span></text:p>
          </table:table-cell>
        </table:table-row>
        <table:table-row table:style-name="Table1.1">
          <table:table-cell table:style-name="Table1.A18" office:value-type="string">
            <text:p text:style-name="P18" loext:marker-style-name="T17"><text:span text:style-name="T17">Pe</text:span></text:p>
          </table:table-cell>
          <table:table-cell table:style-name="Table1.A6" office:value-type="string">
            <text:p text:style-name="P21" loext:marker-style-name="T17"><text:span text:style-name="T17">número de Peclet (Pe=Re.Pr)</text:span></text:p>
          </table:table-cell>
          <table:table-cell table:style-name="Table1.B2" office:value-type="string">
            <text:p text:style-name="P18" loext:marker-style-name="T17"><text:span text:style-name="T17">110.288</text:span></text:p>
          </table:table-cell>
          <table:table-cell table:style-name="Table1.B2" office:value-type="string">
            <text:p text:style-name="P18" loext:marker-style-name="T17"><text:span text:style-name="T17">-</text:span></text:p>
          </table:table-cell>
        </table:table-row>
      </table:table>
      <text:p text:style-name="P3">Tabela 1 – Propriedades físicas do fluido <text:s/>de trabalho (água)</text:p>
      <text:p text:style-name="Standard"/>
      <text:p text:style-name="Standard">Aplicando-se os valores conhecidos de propriedades e condições de contorno nas equações 1 e 2, obtém-se a seguinte equação, que finalmente permite calcular o perfil de temperatura média interna do fluido, ao longo do tubo.</text:p>
      <text:p text:style-name="Standard"/>
      <text:p text:style-name="P13"><text:tab/><text:tab/><text:tab/><text:tab/><text:tab/><text:tab/><text:tab/><draw:frame draw:style-name="fr1" draw:name="Object8" text:anchor-type="as-char" svg:width="1.8764in" svg:height="0.2457in" draw:z-index="5"><draw:object xlink:href="./Object 6" xlink:type="simple" xlink:show="embed" xlink:actuate="onLoad"/><draw:image xlink:href="./ObjectReplacements/Object 6" xlink:type="simple" xlink:show="embed" xlink:actuate="onLoad"/></draw:frame><text:tab/><text:tab/><text:tab/><text:tab/><text:tab/><text:tab/><text:tab/>(3)</text:p>
      <text:p text:style-name="P13"/>
      <text:p text:style-name="Standard">Adicionalmente, também é possível prever qualitativamente o comportamento do coeficiente convectivo e da temperatura da parede do tubo ao longo do comprimento longitudinal. Os gráficos a seguir descrevem esse comportamento. No gráfico da figura 6-A, se observa que o coeficiente de convecção tem um valor mais alto na entrada do tubo, diminuindo rapidamente ao longo do comprimento de entrada, e então estabilizando-se em um valor constante ao longo do comprimento do tubo. O gráfico da figura 6-B, mostra o comportamento da temperatura da parede (T<text:span text:style-name="T14">s</text:span>), comparado com a temperatura média do fluido (T<text:span text:style-name="T14">m</text:span>). Estas informações serão úteis para analisar qualitativamente os resultados da simulação.</text:p>
      <text:p text:style-name="Standard"/>
      <text:p text:style-name="Standard"/>
      <text:p text:style-name="Standard"/>
      <text:p text:style-name="Standard"/>
      <text:p text:style-name="Standard"/>
      <text:p text:style-name="Standard"><text:soft-page-break/></text:p>
      <text:p text:style-name="Standard"/>
      <text:p text:style-name="P13"/>
      <text:p text:style-name="P13"/>
      <text:p text:style-name="P13"/>
      <text:p text:style-name="P13"/>
      <text:p text:style-name="P3"/>
      <text:p text:style-name="P1" loext:marker-style-name="T13"/>
      <text:p text:style-name="P1" loext:marker-style-name="T13"/>
      <text:p text:style-name="P3" loext:marker-style-name="T13"><text:span text:style-name="T13">Figura 6 – Gráficos qualitativos de h(x), Ts(x) e Tm(x). Fonte: [ref. 1]</text:span></text:p>
      <text:p text:style-name="Standard">Uma vez definido o problema, entendida a física envolvida e de posse de uma solução analítica, pode-se avançar para a solução numérica do problema considerando-se as duas geometrias do duto interno mostradas na figura 4. O caminho mais intuitivo para se obter esse resultado seria uma simulação em regime estacionário, onde se compara a temperatura média na seção de saída do tubo, ao final de um comprimento suficientemente grande para o completo desenvolvimento das camadas limite hidrodinâmica e térmica. A solução que apresentar temperatura média mais elevada na seção transversal de saída é considerada a mais eficiente. Outra abordagem, cuja investigação é o objetivo principal deste trabalho, seria a utilização de domínio periódico longitudinal, onde o domínio se reduz a uma pequena seção longitudinal do tubo, executando-se nesta uma simulação em regime transiente, com condições de contorno periódicas, para se obter a temperatura de mistura do fluido contido neste domínio, durante um certo tempo.</text:p>
      <text:list text:continue-numbering="true" text:style-name="WWNum3">
        <text:list-item>
          <text:h text:style-name="P5" text:outline-level="1">3 – Solução Numérica</text:h>
        </text:list-item>
        <text:list-item>
          <text:h text:style-name="P5" text:outline-level="1">3.1 – Solução em Regime Estacionário</text:h>
        </text:list-item>
      </text:list>
      <text:p text:style-name="P13">A figura a seguir ilustra a geometria e condições de contorno para a solução em regime estacionário. Vale observar que o desenho ilustra somente o tubo liso, porém os dados podem ser aplicados igualmente à geometria do tubo corrugado.</text:p>
      <text:p text:style-name="P13"/>
      <text:p text:style-name="P3" loext:marker-style-name="T13"><text:span text:style-name="T13"/></text:p>
      <text:p text:style-name="Standard">A construção da malha foi feita no ANSYS Meshing, utilizando a geometria tubular, de 10 mm diâmetro. <text:span text:style-name="T5">A malha resultante, dimensionada com o critério de y+ = 1 para a altura da primeira camada de prismas justaposta à parede, ficou com</text:span> 2.049.411 elementos, que supera o limite de 512.000 elementos da versão estudantil do pacote ANSYS. </text:p>
      <text:p text:style-name="Standard">Dada a restrição acima mencionada, não é possível resolver o caso em regime estacionário. Dito isso, conclui-se que seria necessária uma licença básica do ANSYS para conseguir resolvê-lo. Ainda assim, cabe salientar que para o tubo liso, o resultado poderia ser devidamente pós-processado, possibilitando comparação direta com o modelo analítico, onde facilmente se poderia avaliar a acurácia da solução numérica em função da sua aderência aos dados analíticos.</text:p>
      <text:p text:style-name="Standard"><text:soft-page-break/>Pode-se argumentar que não seria necessário uma malha computacional com esta quantidade de elementos caso fosse utilizada uma condição de simetria axial no domínio. Isto é verdade para o caso de tubo liso, mas a utilização de simetria axial não pode ser aplicada para o caso de tubo corrugado.</text:p>
      <text:p text:style-name="Standard">Justamente por esses motivos resolveu-se investir na pesquisa da condição de simetria chamada “periodic boundary condition” , que será referida pelas iniciais PBC, com o objetivo de conseguir rodar a simulação numérica em um domínio muito menor, consequentemente, com muito menos elementos de malha.</text:p>
      <text:list text:continue-numbering="true" text:style-name="WWNum3">
        <text:list-item>
          <text:h text:style-name="P5" text:outline-level="1">3.2 – Solução em Regime Transiente com Condição de Contorno Periódica (PBC)</text:h>
        </text:list-item>
      </text:list>
      <text:p text:style-name="Standard"/>
      <text:p text:style-name="P3" loext:marker-style-name="T13"><text:span text:style-name="T13">Figura 8 – Modelo geométrico e condições de contorno para <text:s/>regime transiente PBC</text:span></text:p>
      <text:p text:style-name="Standard"/>
      <text:p text:style-name="Standard">Conforme exposto anteriormente, estamos interessados em comparar a performance de transmissão de calor de duas superfícies tubulares distintas. Poder-se-ia fazer uma simulação em regime estacionário em um comprimento de tubo suficientemente grande e monitorar alguma variável de interesse para quantificar o desempenho de troca térmica em cada solução. Viu-se que para aplicações desse tipo, o uso de funções de parede é desaconselhado, sendo necessário portanto o cálculo da camada limite, adicionando-se na malha uma camada mais refinada de prismas junto às paredes. Devido justamente a essa camada de prismas, resulta que o domínio computacional fica com uma grande quantidade de elementos, e isto pode ser um problema dependendo de restrições de licença do software de simulação, e/ou poder computacional disponível.</text:p>
      <text:p text:style-name="Standard">Com o objetivo de diminuir o tamanho da malha computacional, propõe-se definir o domínio como sendo uma pequena seção longitudinal do tubo, aplicando-se uma condição de contorno periódica (PBC) entre a entrada (inlet) e saída (outlet) da seção. Para facilitar a comunicação, denomina-se o domínio, como descrito acima, de domínio periódico.</text:p>
      <text:p text:style-name="Standard">O procedimento que se quer testar é a obtenção da solução em regime estacionário, para um comprimento arbitrado de 5 metros de tubo, a partir do domínio periódico, resolvendo-se o escoamento em regime transiente, de maneira que a solução caminhe para a condição de equilíbrio térmico. Vale lembrar que para 1 metro de tubo, foram necessários mais de 2 milhões de elementos de malha para rodar com solver em regime <text:s/>estacionário.</text:p>
      <text:p text:style-name="Standard">Como o domínio periódico é reduzido a uma pequena seção longitudinal, é necessário, de alguma forma, replicá-lo progressivamente, de maneira a construir as seções longitudinais subsequentes do tubo, resolvendo-se o escoamento em cada uma delas. Neste ponto, vale observar que não se pretende esclarecer os detalhes do funcionamento do solver, quando é usado o recurso de PBC, até porque não há documentação detalhada desta funcionalidade. Nem tampouco pretende-se mostrar a fundamentação matemática do método. O objetivo é saber se o procedimento proposto neste trabalho produz resultados coerentes, nas circunstâncias estabelecidas.</text:p>
      <text:p text:style-name="Standard">Definindo-se as condições de contorno e iniciais no domínio periódico, resolve-se o escoamento para o passo de tempo inicial, obtendo-se então os valores das variáveis do escoamento no domínio periódico. Essas variáveis, cujos valores estão distribuídos em <text:soft-page-break/>campo, são reduzidas a um valor característico representando o domínio periódico no passo de tempo corrente, <text:s/>que pode ser obtido através da média volumétrica ou de superfície, dependendo da variável.</text:p>
      <text:p text:style-name="Standard"><text:s/>Uma vez resolvido o escoamento para o primeiro passo de tempo, avança-se o passo de tempo, colocando-se os valores da fronteira outlet do passo de tempo anterior, na fronteira inlet do passo atual, calculando-se novamente o escoamento em todo o domínio. Valores da saída são novamente reconduzidos à entrada do domínio periódico, avançando-se novamente um passo de tempo, em um processo que pode se repetir indefinidamente, até que seja alcançado o equilíbrio térmico entre o fluido de trabalho e fluido produto, ou que se resolva interromper a simulação por algum outro motivo.</text:p>
      <text:p text:style-name="Standard">Cabe agora explicar o critério usado para definir o comprimento da seção longitudinal tubular para definir o domínio periódico. No caso do tubo corrugado, o comprimento do d<text:span text:style-name="T5">omínio</text:span> periódico fica automaticamente definido pelo passo do entalhe. Já no caso do tubo liso, precisa-se arbitrar. Neste caso, o comprimento do domínio periódico é igual ao diâmetro do domínio fluido.</text:p>
      <text:p text:style-name="Standard"><text:span text:style-name="T5">Feitas as considerações acima, inicia-se efetivamente a solução numérica do caso com a construção da malha, optando-se pelo</text:span> Fluent Meshing. Os parâmetros básicos de construção são os mesmos usados anteriormente. Cabe destacar que o número de elementos de malha, utilizando o domínio periódico, caiu para 118.474 elementos, conforme ilustrado na figura 9.</text:p>
      <text:p text:style-name="Standard">O setup do solver segue praticamente todos os passos usuais de configuração de um caso típico de simulação no Fluent, com a diferença que agora não se configura as boundary conditions para as fronteiras inlet e outlet da mesma forma, pois essas regiões foram automaticamente substituídas por uma fronteira chamada “periodic_inlet_outlet”. <text:s/>A figura 10 mostra a janela de configuração para as fronteiras periódicas criadas. Como se observa, deve-se fornecer a vazão mássica ou o gradiente de pressão no domínio. No caso em que é a vazão mássica o parâmetro informado, o solver automaticamente calcula a queda de pressão, utilizando o número de iterações e fator de relaxação também especificados pelo usuário.</text:p>
      <text:p text:style-name="Standard">Vale salientar também que a interface não solicita que sejam informadas as condições iniciais para as variáveis de turbulência. Até este ponto do trabalho, não se conseguiu saber como essas variáveis são inicializadas quando se utiliza o recurso PBC.</text:p>
      <text:p text:style-name="Standard"/>
      <text:p text:style-name="P15"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4" loext:marker-style-name="T13"><text:span text:style-name="T13">Figura 9 – Malha para solução numérica</text:span><text:span text:style-name="T13"/></text:p>
      <text:p text:style-name="P14" loext:marker-style-name="T13"><text:soft-page-break/></text:p>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4" loext:marker-style-name="T13"><text:span text:style-name="T13">Figura 10 – </text:span><text:span text:style-name="T8">Parametrização: Setup – Boundary Conditions – Periodic – Periodic Conditions</text:span></text:p>
      <text:p text:style-name="P14" loext:marker-style-name="T13"/>
      <text:p text:style-name="Standard" loext:marker-style-name="T13">Outro ponto que deve ser salientado é a configuração das condições de contorno na parede. O Fluent oferece uma opção de modelagem da parede do tubo, de modo que não é necessário gerar nem geometria e nem malha para a parede do tubo, sendo necessário especificar somente a espessura desta. Além disso, os valores para o coeficiente de convecção externo (h<text:span text:style-name="T14">e</text:span>) e temperatura de corrente livre (T<text:span text:style-name="T14">inf</text:span>) são inseridos nesta janela, conforme mostrado na figura 11. </text:p>
      <text:p text:style-name="P14" loext:marker-style-name="T13"/>
      <text:p text:style-name="P4" loext:marker-style-name="T13"><text:span text:style-name="T13">Figura 11 – </text:span><text:span text:style-name="T8">Parametrização: Setup – Boundary Conditions – Wall </text:span></text:p>
      <text:p text:style-name="P14" loext:marker-style-name="T13"/>
      <text:p text:style-name="Standard" loext:marker-style-name="T13"><text:span text:style-name="T5">Seguindo com o setup, merece destaque a definição dos “Reports”, pois estes serão fundamentais para o pós-processamento do caso. Primeiramente, com exceção das variáveis que estão relacionadas somente às paredes, como o fluxo de calor, todas as outras variáveis do escoamento foram adquiridas na forma de média volumétrica em todo o domínio fluido, como o caso da temperatura do fluido, mostrado na figura 12. </text:span><text:span text:style-name="T9"/></text:p>
      <text:p text:style-name="Standard" loext:marker-style-name="T13"><text:span text:style-name="T5">Importante também observar que habilitou-se a check box “Report File” em todas as definições de relatório, pois assim o solver grava um arquivo texto (com extensão .out), com o valor das variáveis, neste caso, indexadas pelo passo de tempo. Os dados destes arquivos serão exportados para a planilha de cálculo LibreOffice Calc, onde será feito o pós-processamento do caso. Convém salientar que esse é um recurso bastante útil e que exige muito pouco esforço computacional extra durante a execução dos cálculos pelo solver. Observou-se que a geração dos arquivos necessários para pós-processamento no CFDPost, por exemplo, podem tornar o processamento do caso bem mais demorado, dependendo da frequência de amostragem dos dados. Fica aqui o registro que o “Report File” é um excelente recurso para pós-processamento e de custo computacional baixíssimo. </text:span><text:span text:style-name="T9"/></text:p>
      <text:p text:style-name="P14" loext:marker-style-name="T13"/>
      <text:p text:style-name="P14" loext:marker-style-name="T13"/>
      <text:p text:style-name="P2" loext:marker-style-name="T13"/>
      <text:p text:style-name="P2" loext:marker-style-name="T13"/>
      <text:p text:style-name="P2" loext:marker-style-name="T13"><text:soft-page-break/></text:p>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2" loext:marker-style-name="T13"/>
      <text:p text:style-name="P4" loext:marker-style-name="T13"><text:span text:style-name="T9">Figura 12 – </text:span><text:span text:style-name="T8">Parametrização: Solution – Report Definition</text:span></text:p>
      <text:p text:style-name="P16" loext:marker-style-name="T5"/>
      <text:p text:style-name="P16" loext:marker-style-name="T5"/>
      <text:list text:continue-numbering="true" text:style-name="WWNum3">
        <text:list-item>
          <text:h text:style-name="P5" text:outline-level="1"/>
        </text:list-item>
      </text:list>
      <text:h text:style-name="P7" text:outline-level="1"/>
      <text:list xml:id="list82036282998329" text:continue-numbering="true" text:style-name="WWNum3">
        <text:list-item>
          <text:h text:style-name="P6" text:outline-level="1">3.3 – <text:span text:style-name="T10">Pós-Processamento</text:span></text:h>
        </text:list-item>
      </text:list>
      <text:p text:style-name="P22" loext:marker-style-name="T10"/>
      <text:p text:style-name="P3">Figura 13 – <text:span text:style-name="T7">Representação esquemática do processo de geração da coordenada espacial</text:span></text:p>
      <text:p text:style-name="P13"/>
      <text:p text:style-name="Standard">Uma vez obtida a solução numérica do problema, é necessário pós-processar os dados. Os dados de campo gerados pelo solver, denotados genericamente por <draw:frame draw:style-name="fr1" draw:name="Object9" text:anchor-type="as-char" svg:width="0.0965in" svg:height="0.1854in" draw:z-index="0"><draw:object xlink:href="./Object 9" xlink:type="simple" xlink:show="embed" xlink:actuate="onLoad"/><draw:image xlink:href="./ObjectReplacements/Object 9" xlink:type="simple" xlink:show="embed" xlink:actuate="onLoad"/></draw:frame><text:s/>, são reduzidos a um valor característico através de média de volume (ou de superfície), <draw:frame draw:style-name="fr1" draw:name="Object10" text:anchor-type="as-char" svg:width="0.9244in" svg:height="0.4256in" draw:z-index="1"><draw:object xlink:href="./Object 10" xlink:type="simple" xlink:show="embed" xlink:actuate="onLoad"/><draw:image xlink:href="./ObjectReplacements/Object 10" xlink:type="simple" xlink:show="embed" xlink:actuate="onLoad"/></draw:frame><text:s/>, genericamente denotados por <draw:frame draw:style-name="fr1" draw:name="Object11" text:anchor-type="as-char" svg:width="0.1327in" svg:height="0.1854in" draw:z-index="2"><draw:object xlink:href="./Object 11" xlink:type="simple" xlink:show="embed" xlink:actuate="onLoad"/><draw:image xlink:href="./ObjectReplacements/Object 11" xlink:type="simple" xlink:show="embed" xlink:actuate="onLoad"/></draw:frame>. Estes valores médios é que estão disponibilizados nos arquivos de “Report File” (arquivos com extensão .out) e estão indexados por passo de tempo. <text:s/></text:p>
      <text:p text:style-name="Standard">Observando-se a figura 13, nota-se que há uma série de quadrados coloridos associados a cada passo de tempo. Esses quadrados representam o domínio periódico, replicados em cada passo de tempo, na situação em que os valores da fronteira outlet do passo de tempo anterior são aplicados na fronteira inlet do passo de tempo corrente. <text:s/>Então, a cada passo de tempo, o solver calcula as variáveis de campo, neste caso específico a temperatura e a velocidade axial, em seguida as reduz a um valor característico através da média volumétrica, seguindo assim adiante, indefinidamente. Observa-se então que a cada passo de tempo há um valor médio associado para cada variável, no caso da velocidade média, são os pontos pretos no gráfico, e no caso da temperatura são os valores T<text:span text:style-name="T14">i</text:span>, representados pelas cores nos quadrados, passando a sensação que a temperatura aumenta com o tempo.</text:p>
      <text:p text:style-name="Standard">O objetivo agora é expressar os dados médios <text:s/>em termos de coordenada espacial, ao invés da coordenada temporal. Para tanto, propõe-se integrar os dados de velocidade média ao longo dos passos de tempo, <draw:frame draw:style-name="fr1" draw:name="Object12" text:anchor-type="as-char" svg:width="0.6319in" svg:height="0.2528in" draw:z-index="3"><draw:object xlink:href="./Object 12" xlink:type="simple" xlink:show="embed" xlink:actuate="onLoad"/><draw:image xlink:href="./ObjectReplacements/Object 12" xlink:type="simple" xlink:show="embed" xlink:actuate="onLoad"/></draw:frame><text:s/>,de forma a gerar dados que podem ser interpretados fisicamente como a posição do domínio periódico ao longo do tempo. Esses dados estão representados no gráfico pelos pontos em verde.</text:p>
      <text:p text:style-name="Standard">O método de integração utilizado foi a regra do trapézio, resumida abaixo:</text:p>
      <text:p text:style-name="Standard"/>
      <text:p text:style-name="Standard"/>
      <text:p text:style-name="Standard"/>
      <text:p text:style-name="Standard"/>
      <text:p text:style-name="P13"><text:tab/><text:tab/><text:tab/><text:tab/></text:p>
      <text:p text:style-name="Standard"/>
      <text:p text:style-name="P3"/>
      <text:p text:style-name="P3"/>
      <text:p text:style-name="P3">Figura 14 – Integração numérica pelo método da regra do trapézio</text:p>
      <text:p text:style-name="Standard"/>
      <text:p text:style-name="Standard">Com esse procedimento, possibilitou-se determinar a correlação entre temperatura média e posição longitudinal do tubo. O mesmo procedimento pode ser aplicado para as outras variáveis do escoamento, tais como, temperatura na parede, taxa de transferência de calor, energia cinética específica turbulenta, dentre outras. <text:s/>Em tese, o que se conseguiu com <text:soft-page-break/>esse procedimento pode ser interpretado como a solução em regime estacionário do escoamento ao longo do tubo, obtido através da solução em regime transiente do escoamento, em domínio periódico.</text:p>
      <text:p text:style-name="Standard"/>
      <text:list text:style-name="WWNum2">
        <text:list-item>
          <text:h text:style-name="P8" text:outline-level="1">4 – Resultados</text:h>
        </text:list-item>
      </text:list>
      <text:p text:style-name="Standard">O gráfico <text:span text:style-name="T5">1</text:span> mostra alguns resultados obtidos para o caso do tubo liso, utilizando modelos de turbulência k-omega-SST e RSM. Pode-se observar que há excelente concordância entre a temperatura média calculada numericamente e a calculada analiticamente. Além disso, o perfil de temperatura na parede concorda muito bem, ao menos em termos qualitativos, com o previsto pela teoria, mostrado na figura 6-B.</text:p>
      <text:p text:style-name="Standard">Com base nesses resultados, pode-se concluir que a solução obtida por CFD, em regime transiente, com condição de contorno periódica entre as fronteiras inlet e outlet (domínio periódico), em conjunto com a etapa de pós-processamento, onde se realizou a integração da velocidade média instantânea no passo de tempo para criação da coordenada espacial, produziu resultados confiáveis, pois estes apresentam boa concordância com o previsto pela teoria de escoamento viscoso interno. </text:p>
      <text:p text:style-name="Standard"/>
      <text:p text:style-name="Standard"/>
      <text:p text:style-name="P3" loext:marker-style-name="T13"><text:span text:style-name="T13">Gráfico </text:span><text:span text:style-name="T8">1</text:span><text:span text:style-name="T13"> – Comparativo entre soluções numérica e analítica</text:span></text:p>
      <text:p text:style-name="Standard"/>
      <text:p text:style-name="Standard">Os gráficos a seguir mostram o resultado da comparação de desempenho térmico entre os tubos de parede lisa e corrugada até a condição de quase equilíbrio térmico. Vale observar que somente as simulações usando modelo k-omega-SST foram executadas dessa forma, pois o modelo RSM exigiria muito tempo de processamento.</text:p>
      <text:p text:style-name="Standard">No gráfico <text:span text:style-name="T5">2</text:span>, observa-se que a temperatura de mistura do fluido no tubo corrugado aumenta mais rapidamente que no caso do tubo liso. Para a posição de 5 metros, a temperatura média no tubo corrugado é de 98,5 ºC, enquanto no tubo liso esta é de 96,7 ºC. Observa-se também que a diferença entre a temperatura média do fluido e a temperatura de parede é menor no caso corrugado do que no caso liso ao longo de todo o comprimento longitudinal. Outra informação relevante obtida a partir desse gráfico é que as temperaturas iniciam todas em 75°C e terminam todas no quase equilíbrio térmico, aproximadamente 105°C, indicando que a solução está coerente com a física.</text:p>
      <text:p text:style-name="Standard"/>
      <text:p text:style-name="P2" loext:marker-style-name="T13"/>
      <text:p text:style-name="P2" loext:marker-style-name="T13"/>
      <text:p text:style-name="P2" loext:marker-style-name="T13"/>
      <text:p text:style-name="P2" loext:marker-style-name="T13"/>
      <text:p text:style-name="P2" loext:marker-style-name="T13"/>
      <text:p text:style-name="P4" loext:marker-style-name="T13"><text:span text:style-name="T13">Gráfico </text:span><text:span text:style-name="T8">2</text:span><text:span text:style-name="T13">– Comparativo entre tubo liso(smooth) e tubo corrugado(helix)</text:span></text:p>
      <text:p text:style-name="Standard"/>
      <text:p text:style-name="Standard"><text:soft-page-break/>O gráfico <text:span text:style-name="T5">3</text:span> mostra que o tubo corrugado permite maior taxa de transferência de calor, desde a parte inicial do tubo até o comprimento de 4 metros aproximadamente, fato este que corrobora a observação de que a temperatura média do fluido no tubo corrugado aumenta mais rapidamente que no tubo liso. Adicionalmente, vale ressaltar que apesar do perfil da taxa de transferência de calor variar ao longo do comprimento de maneira diferente nos tubos liso e corrugado, a energia total transferida para o fluido é a mesma, novamente indicando que a solução está fisicamente correta. O valor da energia total transferida é calculado integrando-se a curva de taxa de transferência de calor no tempo, obtendo-se os valores de 94,81 J para tubo liso e 95,17 J para tubo corrugado. A diferença relativa entre os valores é de 0,38%, podendo ser desprezada.</text:p>
      <text:p text:style-name="Standard">Finalmente, <text:s/>pelos gráfico <text:span text:style-name="T5">4 e 5</text:span> pode-se observar o comportamento de grandezas turbulentas. A energia cinética turbulenta específica e a produção de energia cinética turbulenta específica são bem maiores no tubo corrugado do que no tubo liso. Esta é a principal característica que diferencia o escoamento entre os dois tubos. Vale lembrar que as condições de contorno são exatamente as mesmas nas duas situações simuladas, ou seja, mesmo fluido, mesma vazão mássica, mesmas temperaturas, sendo que a única diferença é a forma geométrica da superfície do tubos. Assim sendo, observa-se que a superfície corrugada realmente impõe uma condição geométrica capaz de amplificar a turbulência e, consequentemente, melhorar a desempenho (ou eficiência) térmica do sistema de aquecimento.</text:p>
      <text:p text:style-name="Standard"/>
      <text:p text:style-name="Standard"/>
      <text:p text:style-name="P23" loext:marker-style-name="T13"><text:span text:style-name="T13">Gráfico </text:span><text:span text:style-name="T9">3</text:span><text:span text:style-name="T13"> – Comparativo entre tubo liso(smooth) e tubo corrugado(helix)</text:span></text:p>
      <text:p text:style-name="Standard"/>
      <text:p text:style-name="Standard"/>
      <text:p text:style-name="P23" loext:marker-style-name="T13"><text:span text:style-name="T13">Gráfico </text:span><text:span text:style-name="T9">4</text:span><text:span text:style-name="T13"> – Comparativo entre tubo liso(smooth) e tubo corrugado</text:span></text:p>
      <text:p text:style-name="P23" loext:marker-style-name="T13"><text:span text:style-name="T13">Gráfico </text:span><text:span text:style-name="T9">5</text:span><text:span text:style-name="T13"> – Comparativo entre tubo liso(smooth) e tubo corrugado(helix)</text:span></text:p>
      <text:list text:continue-list="list82036282998329" text:style-name="WWNum3">
        <text:list-item>
          <text:h text:style-name="P5" text:outline-level="1"/>
        </text:list-item>
        <text:list-item>
          <text:h text:style-name="P5" text:outline-level="1">5 - Conclusões</text:h>
        </text:list-item>
      </text:list>
      <text:p text:style-name="Standard">1 – Observou-se que a solução numérica de problemas envolvendo transmissão de calor exige grande refinamento de malha nas paredes. Esse refinamento chega ao ponto de impossibilitar a solução do problema devido à grande quantidade de elementos de malha. Nos casos aplicáveis, a redução do domínio computacional utilizando-se condições de contorno periódicas, provou ser uma alternativa viável para solução do problema.</text:p>
      <text:p text:style-name="Standard"/>
      <text:p text:style-name="Standard">2 – Verificou-se também que a aplicação de modelos de turbulência mais elaborados, como o RSM, fica bastante facilitada em domínios menores. No caso deste trabalho, conseguiu-se aplicar o modelo RSM diretamente a partir das condições iniciais, sem a necessidade de rodar o caso previamente com outros modelos de turbulência. Vale destacar que este caso necessita de solução transiente, então esta possibilidade ganha importância fundamental.</text:p>
      <text:p text:style-name="Standard"/>
      <text:p text:style-name="Standard"><text:soft-page-break/>3 – A utilização dos monitores de solução no solver, além de ser necessário para se acompanhar o desenvolvimento do processo iterativo, provou ser uma excelente fonte de dados para o pós-processamento, além de ter custo computacional baixíssimo. </text:p>
      <text:p text:style-name="Standard"/>
      <text:p text:style-name="Standard">4 – Finalmente, conclui-se que a solução de tubo corrugado realmente possibilita aumento na taxa de transferência de calor, principalmente pelo aumento da turbulência do escoamento, cujo efeito dominante é a difusão aumentada da temperatura na região de escoamento cisalhante livre, que transfere o calor mais rapidamente da região próxima à parede para a região central do tubo.</text:p>
      <text:p text:style-name="Standard"/>
      <text:list text:continue-numbering="true" text:style-name="WWNum3">
        <text:list-item>
          <text:h text:style-name="P5" text:outline-level="1">Referências bibliográficas</text:h>
        </text:list-item>
      </text:list>
      <text:p text:style-name="Standard"><text:span text:style-name="T5">[1] BERGMAN Theodore L.; LAVINE, Adrienne S.; </text:span>INCROPERA, Frank P.; de WITT, David P. / <text:s/>Fundamentos de Transferência de Calor e de Massa - 7ª ed. - Rio de Janeiro: Editora LTC, 2014; <text:span text:style-name="T5">1699</text:span>p.</text:p>
      <text:p text:style-name="Standard"/>
      <text:p text:style-name="Standard"><text:span text:style-name="T5">[2] </text:span><text:s/>ÇENGEL, Yunus A.; <text:span text:style-name="T5">CIMBALA,</text:span> Jonh M.; TURNER, Robert H. / Fundamentals of thermal-fluid sciences - 5ª ed. - Nova Yorque: Editora McGraw-Hill Education, 2016; 1050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2" fo:widows="2" fo:hyphenation-ladder-count="no-limit" fo:text-indent="0.472in" style:auto-text-indent="false" fo:break-before="auto" fo:break-after="auto" style:punctuation-wrap="simple" style:writing-mode="lr-tb">
        <style:tab-stops/>
      </style:paragraph-properties>
      <style:text-properties style:use-window-font-color="true" loext:opacity="0%" style:font-name="Liberation Serif" fo:font-family="'Liberation Serif'"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2pt" fo:font-weight="bold" style:font-size-asian="12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class="extra">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0pt" fo:language="pt" fo:country="BR"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 style:family="paragraph" style:parent-style-name="Header_20_and_20_Footer"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Default"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18pt"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bject_20_without_20_fill" style:display-name="Object without fill" style:family="paragraph" style:parent-style-name="Default">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_31__5f_Cover_7e_LT_7e_Gliederung_20_1" style:display-name="1_Cover~LT~Gliederung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Gliederung_20_2" style:display-name="1_Cover~LT~Gliederung 2" style:family="paragraph" style:parent-style-name="_31__5f_Cover_7e_LT_7e_Gliederung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3" style:display-name="1_Cover~LT~Gliederung 3" style:family="paragraph" style:parent-style-name="_31__5f_Cover_7e_LT_7e_Gliederung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4" style:display-name="1_Cover~LT~Gliederung 4" style:family="paragraph" style:parent-style-name="_31__5f_Cover_7e_LT_7e_Gliederung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over_7e_LT_7e_Gliederung_20_5" style:display-name="1_Cover~LT~Gliederung 5" style:family="paragraph" style:parent-style-name="_31__5f_Cover_7e_LT_7e_Gliederung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6" style:display-name="1_Cover~LT~Gliederung 6" style:family="paragraph" style:parent-style-name="_31__5f_Cover_7e_LT_7e_Gliederung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7" style:display-name="1_Cover~LT~Gliederung 7" style:family="paragraph" style:parent-style-name="_31__5f_Cover_7e_LT_7e_Gliederung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8" style:display-name="1_Cover~LT~Gliederung 8" style:family="paragraph" style:parent-style-name="_31__5f_Cover_7e_LT_7e_Gliederung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9" style:display-name="1_Cover~LT~Gliederung 9" style:family="paragraph" style:parent-style-name="_31__5f_Cover_7e_LT_7e_Gliederung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Titel" style:display-name="1_Cover~LT~Titel"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Untertitel" style:display-name="1_Cover~LT~Untertitel" style:family="paragraph">
      <style:paragraph-properties fo:margin-top="0in" fo:margin-bottom="0in"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Notizen" style:display-name="1_Cover~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Hintergrundobjekte" style:display-name="1_Cover~LT~Hintergrundobjekte"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_31__5f_Cover_7e_LT_7e_Hintergrund" style:display-name="1_Cover~LT~Hintergr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style:use-window-font-color="true" loext:opacity="0%" style:font-name="Lohit Devanagari" fo:font-family="'Lohit Devanagari'"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ackgro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1" style:display-name="Outline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2" style:display-name="Outline 2" style:family="paragraph" style:parent-style-name="Outline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1" style:display-name="Título e conteúdo~LT~Gliederung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Gliederung_20_2" style:display-name="Título e conteúdo~LT~Gliederung 2" style:family="paragraph" style:parent-style-name="Título_20_e_20_conteúdo_7e_LT_7e_Gliederung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Untertitel" style:display-name="Título e conteúdo~LT~Untertitel" style:family="paragraph">
      <style:paragraph-properties fo:margin-top="0in" fo:margin-bottom="0in"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Notizen" style:display-name="Título e conteúdo~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Hintergrundobjekte" style:display-name="Título e conteúdo~LT~Hintergrundobjekte"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ítulo_20_e_20_conteúdo_7e_LT_7e_Hintergrund" style:display-name="Título e conteúdo~LT~Hintergr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igura" style:family="paragraph" style:parent-style-name="Caption"/>
    <style:style style:name="Figure_20_Index_20_1" style:display-name="Figure Index 1" style:family="paragraph" style:parent-style-name="Caption" style:class="index"/>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use-window-font-color="true" loext:opacity="0%" fo:font-size="10pt" fo:language="pt" fo:country="BR" fo:font-style="italic" style:letter-kerning="true" style:font-name-asian="Noto Serif CJK SC" style:font-family-asian="'Noto Serif CJK SC'" style:font-family-generic-asian="system" style:font-pitch-asian="variable" style:font-size-asian="10pt" style:language-asian="zh" style:country-asian="CN" style:font-style-asian="italic" style:font-name-complex="Lohit Devanagari1" style:font-family-complex="'Lohit Devanagari'" style:font-family-generic-complex="system" style:font-pitch-complex="variable" style:font-size-complex="10pt" style:language-complex="hi" style:country-complex="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02in" fo:margin-left="0in" fo:margin-right="0in" fo:margin-bottom="0.3516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 <text:s text:c="127"/><text:tab/><text:tab/><text:tab/><text:page-number text:select-page="current">12</text:page-number></text:p>
      </style:header>
      <styl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3T18:44:35</meta:creation-date>
    <dc:language>pt-BR</dc:language>
    <meta:print-date>2022-06-13T12:54:06</meta:print-date>
    <dc:date>2026-01-09T08:20:00.173821945</dc:date>
    <meta:editing-cycles>737</meta:editing-cycles>
    <meta:editing-duration>P5DT21H20M50S</meta:editing-duration>
    <meta:generator>LibreOffice/24.2.7.2$Linux_X86_64 LibreOffice_project/420$Build-2</meta:generator>
    <meta:document-statistic meta:table-count="1" meta:image-count="0" meta:object-count="6" meta:page-count="12" meta:paragraph-count="155" meta:word-count="3698" meta:character-count="24194" meta:non-whitespace-character-count="20433"/>
  </office:meta>
</office:document-meta>
</file>

<file path=Object 10/content.xml><?xml version="1.0" encoding="utf-8"?>
<math xmlns="http://www.w3.org/1998/Math/MathML" display="block">
  <semantics>
    <mrow>
      <mrow>
        <mi>Φ</mi>
        <mo stretchy="false">=</mo>
        <mfrac>
          <mn>1</mn>
          <mi>V</mi>
        </mfrac>
      </mrow>
      <mrow>
        <munder>
          <mo stretchy="false">∫</mo>
          <mi>V</mi>
        </munder>
        <mi>ϕ</mi>
      </mrow>
      <mi mathvariant="italic">dV</mi>
    </mrow>
    <annotation encoding="StarMath 5.0">Φ = {1} over {V} int from {V} {ϕ} dV</annotation>
  </semantics>
</math>
</file>

<file path=Object 11/content.xml><?xml version="1.0" encoding="utf-8"?>
<math xmlns="http://www.w3.org/1998/Math/MathML" display="block">
  <semantics>
    <mi>Φ</mi>
    <annotation encoding="StarMath 5.0">Φ</annotation>
  </semantics>
</math>
</file>

<file path=Object 12/content.xml><?xml version="1.0" encoding="utf-8"?>
<math xmlns="http://www.w3.org/1998/Math/MathML" display="block">
  <semantics>
    <mrow>
      <mrow>
        <mi>x</mi>
        <mo stretchy="false">=</mo>
        <mrow>
          <mo stretchy="false">∫</mo>
          <mover accent="true">
            <mi>v</mi>
            <mo stretchy="false">¯</mo>
          </mover>
        </mrow>
      </mrow>
      <mi mathvariant="italic">dt</mi>
    </mrow>
    <annotation encoding="StarMath 5.0">x = int {bar {v}} dt</annotation>
  </semantics>
</math>
</file>

<file path=Object 5/content.xml><?xml version="1.0" encoding="utf-8"?>
<math xmlns="http://www.w3.org/1998/Math/MathML" display="block">
  <semantics>
    <mover accent="true">
      <mi>m</mi>
      <mo stretchy="false">˙</mo>
    </mover>
    <annotation encoding="StarMath 5.0">dot {m}</annotation>
  </semantics>
</math>
</file>

<file path=Object 6/content.xml><?xml version="1.0" encoding="utf-8"?>
<math xmlns="http://www.w3.org/1998/Math/MathML" display="block">
  <semantics>
    <mrow>
      <msub>
        <mi>T</mi>
        <mi>m</mi>
      </msub>
      <mrow>
        <mrow>
          <mo fence="true" form="prefix" stretchy="true">(</mo>
          <mrow>
            <mi>x</mi>
          </mrow>
          <mo fence="true" form="postfix" stretchy="true">)</mo>
        </mrow>
        <mo stretchy="false">=</mo>
        <mn>105</mn>
      </mrow>
      <mi>−</mi>
      <mrow>
        <mo fence="true" form="prefix" stretchy="true">(</mo>
        <mrow>
          <mrow>
            <mn>30.</mn>
            <msup>
              <mi>e</mi>
              <mrow>
                <mi>−</mi>
                <mn>0,242447</mn>
                <mi>.</mi>
                <mi>x</mi>
              </mrow>
            </msup>
          </mrow>
        </mrow>
        <mo fence="true" form="postfix" stretchy="true">)</mo>
      </mrow>
    </mrow>
    <annotation encoding="StarMath 5.0">{T} rsub {m} left (x right ) = 105 − left (30. {e} ^ {− 0,242447 . x} right )</annotation>
  </semantics>
</math>
</file>

<file path=Object 9/content.xml><?xml version="1.0" encoding="utf-8"?>
<math xmlns="http://www.w3.org/1998/Math/MathML" display="block">
  <semantics>
    <mi>ϕ</mi>
    <annotation encoding="StarMath 5.0">ϕ</annotation>
  </semantics>
</math>
</file>